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15%" fo:text-align="justify" style:justify-single-word="false"/>
      <style:text-properties fo:color="#000000" style:font-name="Times New Roman" fo:font-size="12pt" officeooo:paragraph-rsid="001312a1"/>
    </style:style>
    <style:style style:name="P2" style:family="paragraph" style:parent-style-name="Text_20_body">
      <style:paragraph-properties fo:line-height="115%" fo:text-align="start" style:justify-single-word="false"/>
      <style:text-properties fo:font-size="14pt"/>
    </style:style>
    <style:style style:name="P3" style:family="paragraph" style:parent-style-name="Text_20_body">
      <style:paragraph-properties fo:line-height="115%" fo:text-align="justify" style:justify-single-word="false"/>
      <style:text-properties fo:font-size="14pt" fo:font-weight="bold"/>
    </style:style>
    <style:style style:name="P4" style:family="paragraph" style:parent-style-name="Text_20_body">
      <style:paragraph-properties fo:line-height="115%" fo:text-align="justify" style:justify-single-word="false"/>
    </style:style>
    <style:style style:name="P5" style:family="paragraph" style:parent-style-name="Text_20_body">
      <style:paragraph-properties fo:line-height="115%" fo:text-align="justify" style:justify-single-word="false"/>
      <style:text-properties officeooo:paragraph-rsid="001312a1"/>
    </style:style>
    <style:style style:name="P6" style:family="paragraph" style:parent-style-name="Text_20_body">
      <style:paragraph-properties fo:margin-top="0cm" fo:margin-bottom="0cm" loext:contextual-spacing="false" fo:line-height="115%" fo:text-align="justify" style:justify-single-word="false"/>
      <style:text-properties fo:color="#000000" style:font-name="Times New Roman" fo:font-size="12pt"/>
    </style:style>
    <style:style style:name="P7" style:family="paragraph" style:parent-style-name="Text_20_body">
      <style:paragraph-properties fo:margin-top="0cm" fo:margin-bottom="0cm" loext:contextual-spacing="false" fo:line-height="115%" fo:text-align="justify" style:justify-single-word="false"/>
      <style:text-properties fo:color="#000000" style:font-name="Times New Roman" fo:font-size="12pt" officeooo:paragraph-rsid="0011af16"/>
    </style:style>
    <style:style style:name="P8" style:family="paragraph" style:parent-style-name="Text_20_body">
      <style:paragraph-properties fo:margin-top="0cm" fo:margin-bottom="0cm" loext:contextual-spacing="false" fo:line-height="115%" fo:text-align="justify" style:justify-single-word="false"/>
      <style:text-properties fo:color="#000000"/>
    </style:style>
    <style:style style:name="T1" style:family="text">
      <style:text-properties fo:font-size="14pt"/>
    </style:style>
    <style:style style:name="T2" style:family="text">
      <style:text-properties officeooo:rsid="000cfd38"/>
    </style:style>
    <style:style style:name="T3" style:family="text">
      <style:text-properties officeooo:rsid="000d5a60"/>
    </style:style>
    <style:style style:name="T4" style:family="text">
      <style:text-properties officeooo:rsid="000f1eef"/>
    </style:style>
    <style:style style:name="T5" style:family="text">
      <style:text-properties officeooo:rsid="0010263b"/>
    </style:style>
    <style:style style:name="T6" style:family="text">
      <style:text-properties officeooo:rsid="0011af16"/>
    </style:style>
    <style:style style:name="T7" style:family="text">
      <style:text-properties officeooo:rsid="001adaac"/>
    </style:style>
    <style:style style:name="T8" style:family="text">
      <style:text-properties officeooo:rsid="001c30fd"/>
    </style:style>
    <style:style style:name="T9" style:family="text">
      <style:text-properties officeooo:rsid="001de6f2"/>
    </style:style>
    <style:style style:name="T10" style:family="text">
      <style:text-properties officeooo:rsid="001ef4a0"/>
    </style:style>
    <style:style style:name="T11" style:family="text">
      <style:text-properties officeooo:rsid="001ffb9c"/>
    </style:style>
    <style:style style:name="T12" style:family="text">
      <style:text-properties officeooo:rsid="0027bcc7"/>
    </style:style>
    <style:style style:name="T13" style:family="text">
      <style:text-properties officeooo:rsid="0029643a"/>
    </style:style>
    <style:style style:name="T14" style:family="text">
      <style:text-properties fo:color="#ef413d" officeooo:rsid="001026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égory Moreau<text:line-break/>2 impasse des vignes<text:line-break/>49400 Chacé</text:p>
      <text:p text:style-name="P4"><text:a xlink:type="simple" xlink:href="mailto:moreaugreg@hotmail.com" text:style-name="Internet_20_link" text:visited-style-name="Visited_20_Internet_20_Link"><text:span text:style-name="T1">moreaugreg@hotmail.com</text:span></text:a><text:span text:style-name="T1"><text:line-break/>06 61 10 21 58</text:span></text:p>
      <text:p text:style-name="P3">La proie</text:p>
      <text:p text:style-name="P6">Il savait qu’il devait la trahir. C’était prévu dans le plan, l’étape ultime avant la liberté. Avec <text:span text:style-name="T4">cette fille</text:span>, ce serait facile, c’est <text:span text:style-name="T2">aussi</text:span> pour ça qu’il l’avait choisi. Un sourire, un mot tendre et elle lui appartenait. <text:span text:style-name="T4">Il n’y avait pas de sujet plus idéal : </text:span>belle, jeune, un peu timide <text:span text:style-name="T4">mais plutôt</text:span> joviale. E<text:span text:style-name="T4">lle possédait également cette </text:span>petite douleur dans le regard qui trahissait sa fragilité. Il lui avait confié le sac deux heures plus tôt, se délectant devant ses yeux devenus ronds face à cette énorme poche de tissu noir remplie de promesses. Le plan élaboré était parfait, il en avait maîtrisé chaque phase. Mais la fin lui échappait. Un maudit grain de sable s’était incrusté dans l’engrenage <text:span text:style-name="T7">si bien huilé</text:span>.</text:p>
      <text:p text:style-name="P6"><text:span text:style-name="T3">La liberté s'offrait à lui, il suffisait de sortir de la voiture et rentrer dans l’appartement miteux qu’elle occupait, mais il n’y arrivait pas. Les fesses vissées au siège et les doigts crispés au volant, il était incapable de prendre une décision, bloqué devant deux issues dont une seule le sauverait de l’enfer. Ça n’aurait pas du devenir si compliqué. I</text:span>l avait trahi sans peine ses complices, <text:span text:style-name="T3">des malfrats de première catégorie qui avaient déjà dû mettre un contrat sur sa tête. Pourquoi hésitait-il pour elle ?<text:line-break/>Il</text:span> <text:span text:style-name="T12">devait pourtant aller jusqu’au bout</text:span> pour disparaître. Disparaître… Car plus besoin d’être.</text:p>
      <text:p text:style-name="P6"><text:span text:style-name="T5">Cela avait pourtant bien commencé. </text:span>Quand toute la bande s’était réunie chez son pote Ricco pour se voir exposer l<text:span text:style-name="T8">e plan</text:span>, <text:span text:style-name="T5">il avait immédiatement compris que c’était la chance de sa vie. L’opération qu’on lui présentait brillait par son audac</text:span><text:span text:style-name="T14">e, mais plus audacieuse e</text:span><text:span text:style-name="T5">ncore était celle qui se dessinait en parallèle dans sa tête. Inspiré, le Dieu de la discorde lui soufflait chaque étape dans l’oreille. La première était la plus importante : trouver une proie</text:span>.</text:p>
      <text:p text:style-name="P6">Il avait repéré <text:span text:style-name="T6">cette fille </text:span>dans un salon de coiffure quelques quartiers plus loin, la scrutant de temps en temps à travers la vitrine. Jeune, agréable à regarder, elle passait ses journées à shampooiner les vieilles dames <text:span text:style-name="T9">qui parlaient de leur chien</text:span>. Apporter du rêve dans son quotidien sera<text:span text:style-name="T8">it</text:span> donc un jeu d’enfant. <text:span text:style-name="T6">Prendre rendez-vous pour une coupe, demander à ce que ce soit elle qui s’occupe de lui, et son charme naturel s'occuperait du reste</text:span>. Au premier rencard, <text:span text:style-name="T6">Tony</text:span> comprit qu’elle serait la marionnette idéale.</text:p>
      <text:p text:style-name="P6">Elle s’appelait Suzanne. Dès le début, il avait multiplié les attentions à son égard pour la mettre en émoi. Pour elle, Tony s’était fabriqué une identité, une personnalité. En sa présence, il était un négociant en vin qui avait réussi sa carrière professionnelle. Il en venait parfois à oublier lui-même qu’il n’était qu’un voleur, un escroc, un petit criminel qui s’apprêtait à changer de vie.</text:p>
      <text:p text:style-name="P6">Les relations sur le long terme n’étaient pas son fort, mais avec elle il n’eut pas à fournir d’effort. <text:span text:style-name="T8">L</text:span>a compagnie <text:span text:style-name="T8">de Suzanne </text:span>était agréable. <text:span text:style-name="T9">Quand ils parlaient ensemble, quand ils mangeaient ensemble, quand ils couchaient ensemble, il aimait interpréter ce nouveau Tony. </text:span>Mais il devait pourtant fragiliser leur liaison pour la tester, <text:span text:style-name="T6">afin de savoir </text:span>s’il pourrait lui confier le sac au moment voulu.</text:p>
      <text:p text:style-name="P7">Il vint un soir la voir, en costume et mallette à la main. Trois jours qu’ils ne s’étaient pas vus, elle avait dû trouver cela interminable ! <text:span text:style-name="T10">E</text:span>lle ne semblait <text:span text:style-name="T9">toutefois </text:span>pas aussi enthousiaste <text:span text:style-name="T10">à ces retrouvailles</text:span> qu’il l’aurait souhaité <text:span text:style-name="T9">et il en fut déçu</text:span>. <text:span text:style-name="T8">L</text:span>ui en voulait-<text:span text:style-name="T8">elle</text:span> de son absence ? <text:span text:style-name="T6">C</text:span>’était <text:soft-page-break/>plutôt bon signe ! Ils avaient passé la nuit ensemble, torride et <text:span text:style-name="T6">envoûtante.</text:span> Prêt à partir au petit matin, il se saisit de sa mallette d’un geste vif qui la fit s’ouvrir et déverser sur le sol… plusieurs liasses de gros billets.</text:p>
      <text:p text:style-name="P7">— Qu’est-ce que c’est que ça ? demanda-t-elle bouche bée.</text:p>
      <text:p text:style-name="P7">— T’étais pas censé voir ça, répondit-il d’un air faussement gêné.</text:p>
      <text:p text:style-name="P6">Ce matin-là, Suzanne arriva en retard au salon de coiffure. Ce matin-là, Suzanne avait appris que son amant n’était pas négociant en vin. Ce matin-là, Suzanne su<text:span text:style-name="T13">t</text:span>.</text:p>
      <text:p text:style-name="P7"><text:span text:style-name="T6">Tony</text:span> lui avait avoué la vérité, du moins celle qu’il l’arrangeait : un bandit au grand cœur abîmé par une vie rempli d’épreuves qui lui avait fait prendre le mauvais chemin. Ils avaient discuté deux longues heures où il testa son pouvoir d’influence et de persuasion.</text:p>
      <text:p text:style-name="P7">— Je suis désolé, conclut Alex, je ne suis pas un ange.</text:p>
      <text:p text:style-name="P7">— Je ne sais pas si ça me dérange, <text:span text:style-name="T6">finit-elle par lâcher doucement</text:span>.</text:p>
      <text:p text:style-name="P7">Les yeux embués de larmes, ils approchèrent leur visage l’un de l’autre pour s’embrasser passionnément. « Je suis à toi » semblait prouver ce baiser. « Tu es ma proie » était plus près de la vérité.</text:p>
      <text:p text:style-name="P6">C’est à ce moment que ça a déconné. Quand il fut sûr qu’elle lui était dévouée, toute crainte d’échouer avec elle avait disparu. Il se sentait fort et invincible en sa compagnie. <text:span text:style-name="T11">Elle était devenue sa force, son carburant, le piédestal qui lui faisait dominer le monde</text:span>. Se torturant dans la voiture, il <text:span text:style-name="T11">se sentait nauséeux, le souffle court et le cœur battant à tout rompre. Il savait qu’il devait courir </text:span>récupérer le sac contenant du magot, <text:span text:style-name="T11">mais il restait figé comme un con, comme pétrifié comme une maladie soudaine</text:span>. Il s’était emparé ce matin même du butin du braquage et s’était chapardé, laissant sur le carreau ses complices. Quand il le déposa chez Suzanne, elle tremblait comme une feuille, osant à peine le toucher de peur de se brûler. Ici, le sac était en sécurité. Il lui avait assuré que c’était son dernier coup, celui qui les mettrait à l’abri du besoin pour toujours. Elle devait garder le magot chez elle et attendre son retour, le temps d’aller à la planque de ses complices et détruire tous les éléments qui pourraient conduire qui que ce soit trop facilement jusqu’à lui. C’était le plus délicat, car il risquait de se faire choper.</text:p>
      <text:p text:style-name="P6">Mais il avait réussi. Tout avait marché, du début à la fin. Tout.</text:p>
      <text:p text:style-name="P6">Ou presque. Suzanne…</text:p>
      <text:p text:style-name="P6">Profiter seul de l’argent colossal que contient le sac ? En jouir avec elle ? Il l’aimait, oui. Mais l’aimerait-il toute sa vie ? La solitude n’est-elle pas la plus sûre des libertés ?</text:p>
      <text:p text:style-name="P6">Il abattit son poing sur le volant pour se faire violence. Ne pas perdre de temps, sortir de la voiture, vite, monter jusqu’à son appartement, entrer sans frapper. « Suzanne ? ». Silence. « Suzanne, je suis là ». Aucune réponse. « Suzanne ? ». Il chercha dans toutes les pièces. Suzanne n’était plus là. Le sac non plus.</text:p>
      <text:p text:style-name="P8">…</text:p>
      <text:p text:style-name="P1">Elle savait qu’elle devait le trahir. C’était prévu dans le plan, l’étape ultime avant la liberté. Avec lui, ce serait facile, c’est même pour ça qu’elle l’avait suivi. Elle n’avait pas eu besoin de beaucoup jouer la comédie, ces hommes-là se repèrent de loin : un peu charmeur, un peu vantard, faussement modeste. Il suffit de boire leurs paroles et ils devenaient des jouets. Quand il est rentré au salon de coiffure, ce matin-là, elle l’a vu venir à des kilomètres. Un homme comme lui qui entre dans un sanctuaire de vieilles dames et vous réclame pour une coupe, ça veut tout dire. Elle put ainsi profiter des sorties, des restaus, des cadeaux, sans dépenser le moindre centime. Un champion au lit en plus, quel jackpot ! Mais elle commençait à se lasser. Les relations longues, c’est pas son truc. Elle avait décidé de le quitter, mais le sketch qu’il lui avait servi avec le coup de la mallette l’avait scotché. Elle avait déjà vu cette scène à la télé. Lui, le gentil niais trop sûr de lui était un méchant ? Après <text:soft-page-break/>tout, ça pouvait mettre un peu de piment. Quand elle arriva au travail, ce matin, Suzanne su<text:span text:style-name="T13">t</text:span>. Elle su qu’elle devait continuer de jouer la comédie, car un jour ou l’autre, elle pourrait toucher le pactole, et enfin changer de vie pour de bon. Sans lui. La solitude est la plus sûre des libertés.</text:p>
      <text:p text:style-name="P5">10/11/2018<text:line-break/>Inspiration : Chanson « Big Bang (Au pays des Candides) » de Brigitte — Album « Et vous, tu m’aim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2:46:56.628000000</meta:creation-date>
    <dc:date>2019-01-29T18:25:06.103000000</dc:date>
    <meta:editing-duration>PT6H27M19S</meta:editing-duration>
    <meta:editing-cycles>20</meta:editing-cycles>
    <meta:generator>LibreOffice/6.0.7.3$Windows_X86_64 LibreOffice_project/dc89aa7a9eabfd848af146d5086077aeed2ae4a5</meta:generator>
    <meta:document-statistic meta:table-count="0" meta:image-count="0" meta:object-count="0" meta:page-count="3" meta:paragraph-count="25" meta:word-count="1349" meta:character-count="7778" meta:non-whitespace-character-count="6449"/>
  </office:meta>
</office:document-meta>
</file>